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mydata" style:family="table">
      <style:table-properties style:width="6.6931in" table:align="margins"/>
    </style:style>
    <style:style style:name="mydata.A" style:family="table-column">
      <style:table-column-properties style:column-width="2.4306in" style:rel-column-width="23798*"/>
    </style:style>
    <style:style style:name="mydata.B" style:family="table-column">
      <style:table-column-properties style:column-width="4.2625in" style:rel-column-width="41737*"/>
    </style:style>
    <style:style style:name="mydata.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officeooo:rsid="000de615" officeooo:paragraph-rsid="000de615" style:font-size-asian="14pt" style:font-size-complex="16pt"/>
    </style:style>
    <style:style style:name="P3" style:family="paragraph" style:parent-style-name="Standard">
      <style:paragraph-properties fo:text-align="center" style:justify-single-word="false"/>
      <style:text-properties fo:font-size="22pt" officeooo:rsid="000de615" officeooo:paragraph-rsid="000de615" style:font-size-asian="22pt" style:font-size-complex="22pt"/>
    </style:style>
    <style:style style:name="P4" style:family="paragraph" style:parent-style-name="Standard">
      <style:paragraph-properties fo:text-align="justify" style:justify-single-word="false"/>
      <style:text-properties fo:font-size="22pt" officeooo:rsid="0012c662" officeooo:paragraph-rsid="000fbbd3" style:font-size-asian="22pt" style:font-size-complex="22pt"/>
    </style:style>
    <style:style style:name="P5"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fbbd3" officeooo:paragraph-rsid="00150c9b"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26pt" officeooo:rsid="000de615" officeooo:paragraph-rsid="000de615" style:font-size-asian="26pt" style:font-size-complex="26pt"/>
    </style:style>
    <style:style style:name="P7" style:family="paragraph" style:parent-style-name="Standard">
      <style:paragraph-properties fo:text-align="start" style:justify-single-word="false"/>
      <style:text-properties fo:font-size="18pt" officeooo:rsid="0012c662" officeooo:paragraph-rsid="0012c662" style:font-size-asian="15.75pt" style:font-size-complex="18pt"/>
    </style:style>
    <style:style style:name="P8" style:family="paragraph" style:parent-style-name="Standard">
      <style:paragraph-properties fo:text-align="justify" style:justify-single-word="false"/>
      <style:text-properties fo:font-size="18pt" officeooo:rsid="0012c662" officeooo:paragraph-rsid="00150c9b" style:font-size-asian="15.75pt" style:font-size-complex="18pt"/>
    </style:style>
    <style:style style:name="P9" style:family="paragraph" style:parent-style-name="Standard">
      <style:paragraph-properties fo:text-align="start" style:justify-single-word="false"/>
      <style:text-properties fo:font-size="18pt" officeooo:rsid="00150c9b" officeooo:paragraph-rsid="0012c662" style:font-size-asian="15.75pt" style:font-size-complex="18pt"/>
    </style:style>
    <style:style style:name="P10" style:family="paragraph" style:parent-style-name="Standard">
      <style:paragraph-properties fo:text-align="justify" style:justify-single-word="false"/>
      <style:text-properties fo:font-size="18pt" style:text-underline-style="none" fo:font-weight="normal" officeooo:rsid="001681d1" officeooo:paragraph-rsid="001681d1" style:font-size-asian="15.75pt" style:font-weight-asian="normal" style:font-size-complex="18pt" style:font-weight-complex="normal"/>
    </style:style>
    <style:style style:name="P11"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50c9b" officeooo:paragraph-rsid="001681d1" style:font-size-asian="17.5pt" style:font-weight-asian="bold" style:font-size-complex="20pt" style:font-weight-complex="bold"/>
    </style:style>
    <style:style style:name="P12"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681d1" officeooo:paragraph-rsid="001681d1" style:font-size-asian="17.5pt" style:font-weight-asian="bold" style:font-size-complex="20pt" style:font-weight-complex="bold"/>
    </style:style>
    <style:style style:name="P13" style:family="paragraph" style:parent-style-name="Table_20_Contents">
      <style:paragraph-properties fo:text-align="center" style:justify-single-word="false"/>
      <style:text-properties fo:font-size="20pt" officeooo:rsid="000e1306" officeooo:paragraph-rsid="000e1306" style:font-size-asian="20pt" style:font-size-complex="20pt"/>
    </style:style>
    <style:style style:name="T1" style:family="text">
      <style:text-properties officeooo:rsid="0013c9b9"/>
    </style:style>
    <style:style style:name="T2" style:family="text">
      <style:text-properties fo:font-size="20pt" style:font-size-asian="20pt" style:font-size-complex="20pt"/>
    </style:style>
    <style:style style:name="T3" style:family="text">
      <style:text-properties fo:font-size="20pt" officeooo:rsid="00150c9b" style:font-size-asian="20pt" style:font-size-complex="20pt"/>
    </style:style>
    <style:style style:name="T4" style:family="text">
      <style:text-properties officeooo:rsid="001681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6">Machine Learning Algorithms</text:p>
      <text:p text:style-name="P2"/>
      <text:p text:style-name="P3">Assignment 1 Report</text:p>
      <text:p text:style-name="P2"/>
      <text:p text:style-name="P2"/>
      <text:p text:style-name="P3"/>
      <text:p text:style-name="P3"/>
      <table:table table:name="mydata" table:style-name="mydata">
        <table:table-column table:style-name="mydata.A"/>
        <table:table-column table:style-name="mydata.B"/>
        <table:table-row>
          <table:table-cell table:style-name="mydata.A1" office:value-type="string">
            <text:p text:style-name="P13">Name:</text:p>
          </table:table-cell>
          <table:table-cell table:style-name="mydata.A1" office:value-type="string">
            <text:p text:style-name="P13">Omar Adel Ahmed Ahmed Amr</text:p>
          </table:table-cell>
        </table:table-row>
        <table:table-row>
          <table:table-cell table:style-name="mydata.A1" office:value-type="string">
            <text:p text:style-name="P13">ID:</text:p>
          </table:table-cell>
          <table:table-cell table:style-name="mydata.A1" office:value-type="string">
            <text:p text:style-name="P13">28-10999</text:p>
          </table:table-cell>
        </table:table-row>
        <table:table-row>
          <table:table-cell table:style-name="mydata.A1" office:value-type="string">
            <text:p text:style-name="P13">Tut. No.:</text:p>
          </table:table-cell>
          <table:table-cell table:style-name="mydata.A1" office:value-type="string">
            <text:p text:style-name="P13">T-08</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2">1. </text:span><text:span text:style-name="T3">Describe the perceptron structure that you chose: number of inputs, number of outputs and number of weights.</text:span></text:p>
      <text:p text:style-name="P4"/>
      <text:p text:style-name="P8">The structure of the algorithm <text:span text:style-name="T1">represents</text:span> <text:span text:style-name="T1">a</text:span> Single Layer Perceptron Algorithm. <text:span text:style-name="T1">There are two nodes plus an extra node which represents the bias node. The first input node is the Sepal length of the planet and the other input represents its Petal length. Concerning the output, there is only one output node. The following Figure demonstrates the structure of the inputs and output of the algorithm. There are three weights, one for each input. SepalWeight is the weight of the sepal node, petalWeight is the weight of the petal node and biasWeight is the weight of the bias node. </text:span></text:p>
      <text:p text:style-name="P7"/>
      <text:p text:style-name="P7">// <text:span text:style-name="T1">TODO Add structure figure here</text:span></text:p>
      <text:p text:style-name="P7"/>
      <text:p text:style-name="P7"/>
      <text:p text:style-name="P9"/>
      <text:p text:style-name="P11">2. <text:span text:style-name="T4">Train your perceptron implementation using the provided dataset.</text:span></text:p>
      <text:p text:style-name="P12"/>
      <text:p text:style-name="P10">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8:14:46.989186899</meta:creation-date>
    <dc:date>2016-10-11T20:46:52.445734446</dc:date>
    <meta:editing-duration>PT2H18M8S</meta:editing-duration>
    <meta:editing-cycles>10</meta:editing-cycles>
    <meta:generator>LibreOffice/4.2.8.2$Linux_X86_64 LibreOffice_project/420m0$Build-2</meta:generator>
    <meta:document-statistic meta:table-count="1" meta:image-count="0" meta:object-count="0" meta:page-count="2" meta:paragraph-count="13" meta:word-count="150" meta:character-count="895" meta:non-whitespace-character-count="755"/>
  </office:meta>
</office:document-meta>
</file>